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text>Interval</mtext>
            <msub>
              <mi>i</mi>
              <mn>1</mn>
            </msub>
            <mtext>has center</mtext>
            <msub>
              <mi>c</mi>
              <mn>1</mn>
            </msub>
            <mtext>and percent tolerance</mtext>
            <msub>
              <mi>t</mi>
              <mn>1.</mn>
            </msub>
          </mrow>
        </mtd>
      </mtr>
      <mtr>
        <mtd>
          <mrow>
            <mtext>Interval</mtext>
            <msub>
              <mi>i</mi>
              <mn>2</mn>
            </msub>
            <mtext>has center</mtext>
            <msub>
              <mi>c</mi>
              <mn>2</mn>
            </msub>
            <mtext>and percent tolerance </mtext>
            <msub>
              <mi>t</mi>
              <mn>2.</mn>
            </msub>
          </mrow>
        </mtd>
      </mtr>
      <mtr>
        <mtd>
          <mrow>
            <mtext>The upper bound of</mtext>
            <msub>
              <mi>i</mi>
              <mn>1</mn>
            </msub>
            <mtext>is</mtext>
            <msub>
              <mi>c</mi>
              <mn>1</mn>
            </msub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text>The lower bound of</mtext>
            <msub>
              <mi>i</mi>
              <mn>1</mn>
            </msub>
            <mtext>is</mtext>
            <msub>
              <mi>c</mi>
              <mn>1</mn>
            </msub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text>The bounds of</mtext>
            <msub>
              <mi>i</mi>
              <mn>2</mn>
            </msub>
            <mtext>are similarly defined in terms of</mtext>
            <msub>
              <mi>c</mi>
              <mn>2</mn>
            </msub>
            <mtext>and</mtext>
            <msub>
              <mi>t</mi>
              <mn>2.</mn>
            </msub>
          </mrow>
        </mtd>
      </mtr>
      <mtr>
        <mtd>
          <mrow>
            <mtext>Let interval</mtext>
            <mrow>
              <msub>
                <mi>i</mi>
                <mn>3</mn>
              </msub>
              <mo stretchy="false">=</mo>
              <mtext>the product of</mtext>
            </mrow>
            <msub>
              <mi>i</mi>
              <mn>1</mn>
            </msub>
            <mtext>and</mtext>
            <msub>
              <mi>i</mi>
              <mn>2.</mn>
            </msub>
          </mrow>
        </mtd>
      </mtr>
      <mtr>
        <mtd>
          <mrow>
            <mtext>The upper bound of</mtext>
            <mrow>
              <msub>
                <mi>i</mi>
                <mn>3</mn>
              </msub>
              <mo stretchy="false">=</mo>
              <msub>
                <mi>c</mi>
                <mn>3</mn>
              </msub>
            </mrow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3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text>which is also equal to</mtext>
            <msub>
              <mi>c</mi>
              <mn>1</mn>
            </msub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  <msub>
              <mi>c</mi>
              <mn>2</mn>
            </msub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sub>
                <mi>c</mi>
                <mn>3</mn>
              </msub>
              <mo stretchy="false">≈</mo>
              <msub>
                <mi>c</mi>
                <mn>1</mn>
              </msub>
            </mrow>
            <msub>
              <mi>c</mi>
              <mn>2</mn>
            </msub>
          </mrow>
        </mtd>
      </mtr>
      <mtr>
        <mtd>
          <mrow>
            <msub>
              <mi>c</mi>
              <mn>3</mn>
            </msub>
            <mrow>
              <mrow>
                <mo stretchy="false">(</mo>
                <mfrac>
                  <mrow>
                    <mo stretchy="false">(</mo>
                    <mrow>
                      <mn>100</mn>
                      <mo stretchy="false">+</mo>
                      <msub>
                        <mi>t</mi>
                        <mn>3</mn>
                      </msub>
                    </mrow>
                    <mo stretchy="false">)</mo>
                  </mrow>
                  <mn>100</mn>
                </mfrac>
                <mo stretchy="false">)</mo>
              </mrow>
              <mo stretchy="false">≈</mo>
              <msub>
                <mi>c</mi>
                <mn>3</mn>
              </msub>
            </mrow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3</mn>
                    </msub>
                  </mrow>
                  <mo stretchy="false">)</mo>
                </mrow>
                <mn>100</mn>
              </mfrac>
              <mo stretchy="false">≈</mo>
              <mrow>
                <mo stretchy="false">(</mo>
                <mfrac>
                  <mrow>
                    <mo stretchy="false">(</mo>
                    <mrow>
                      <mn>100</mn>
                      <mo stretchy="false">+</mo>
                      <msub>
                        <mi>t</mi>
                        <mn>1</mn>
                      </msub>
                    </mrow>
                    <mo stretchy="false">)</mo>
                  </mrow>
                  <mn>100</mn>
                </mfrac>
                <mo stretchy="false">)</mo>
              </mrow>
            </mrow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row>
                <mn>100</mn>
                <mo stretchy="false">+</mo>
                <msub>
                  <mi>t</mi>
                  <mn>3</mn>
                </msub>
              </mrow>
              <mo stretchy="false">≈</mo>
              <mrow>
                <mo stretchy="false">(</mo>
                <mrow>
                  <mn>100</mn>
                  <mo stretchy="false">+</mo>
                  <msub>
                    <mi>t</mi>
                    <mn>1</mn>
                  </msub>
                </mrow>
                <mo stretchy="false">)</mo>
              </mrow>
            </mrow>
            <mrow>
              <mo stretchy="false">(</mo>
              <mfrac>
                <mrow>
                  <mo stretchy="false">(</mo>
                  <mrow>
                    <mn>100</mn>
                    <mo stretchy="false">+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row>
                <mn>100</mn>
                <mo stretchy="false">+</mo>
                <msub>
                  <mi>t</mi>
                  <mn>3</mn>
                </msub>
              </mrow>
              <mo stretchy="false">≈</mo>
              <mrow>
                <mo stretchy="false">(</mo>
                <mrow>
                  <mn>100</mn>
                  <mo stretchy="false">+</mo>
                  <msub>
                    <mi>t</mi>
                    <mn>1</mn>
                  </msub>
                </mrow>
                <mo stretchy="false">)</mo>
              </mrow>
            </mrow>
            <mrow>
              <mo stretchy="false">(</mo>
              <mrow>
                <mn>1</mn>
                <mo stretchy="false">+</mo>
                <mfrac>
                  <msub>
                    <mi>t</mi>
                    <mn>2</mn>
                  </msub>
                  <mn>100</mn>
                </mfrac>
              </mrow>
              <mo stretchy="false">)</mo>
            </mrow>
          </mrow>
        </mtd>
      </mtr>
      <mtr>
        <mtd>
          <mrow>
            <mrow>
              <mn>100</mn>
              <mo stretchy="false">+</mo>
              <msub>
                <mi>t</mi>
                <mn>3</mn>
              </msub>
            </mrow>
            <mo stretchy="false">≈</mo>
            <mrow>
              <mrow>
                <mrow>
                  <mn>100</mn>
                  <mo stretchy="false">+</mo>
                  <msub>
                    <mi>t</mi>
                    <mn>1</mn>
                  </msub>
                </mrow>
                <mo stretchy="false">+</mo>
                <msub>
                  <mi>t</mi>
                  <mn>2</mn>
                </msub>
              </mrow>
              <mo stretchy="false">+</mo>
              <mfrac>
                <mrow>
                  <mo stretchy="false">(</mo>
                  <mrow>
                    <msub>
                      <mi>t</mi>
                      <mn>1</mn>
                    </msub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</mrow>
          </mrow>
        </mtd>
      </mtr>
      <mtr>
        <mtd>
          <mrow>
            <msub>
              <mi>t</mi>
              <mn>3</mn>
            </msub>
            <mo stretchy="false">≈</mo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  <mo stretchy="false">+</mo>
              <mfrac>
                <mrow>
                  <mo stretchy="false">(</mo>
                  <mrow>
                    <msub>
                      <mi>t</mi>
                      <mn>1</mn>
                    </msub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</mrow>
          </mrow>
        </mtd>
      </mtr>
      <mtr>
        <mtd>
          <mrow>
            <mi mathvariant="italic">newpage</mi>
            <mtext>The lower bound of</mtext>
            <mrow>
              <msub>
                <mi>i</mi>
                <mn>3</mn>
              </msub>
              <mo stretchy="false">=</mo>
              <msub>
                <mi>c</mi>
                <mn>3</mn>
              </msub>
            </mrow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3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text>which is also equal to</mtext>
            <msub>
              <mi>c</mi>
              <mn>1</mn>
            </msub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  <msub>
              <mi>c</mi>
              <mn>2</mn>
            </msub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sub>
                <mi>c</mi>
                <mn>3</mn>
              </msub>
              <mo stretchy="false">≈</mo>
              <msub>
                <mi>c</mi>
                <mn>1</mn>
              </msub>
            </mrow>
            <msub>
              <mi>c</mi>
              <mn>2</mn>
            </msub>
          </mrow>
        </mtd>
      </mtr>
      <mtr>
        <mtd>
          <mrow>
            <msub>
              <mi>c</mi>
              <mn>3</mn>
            </msub>
            <mrow>
              <mrow>
                <mo stretchy="false">(</mo>
                <mfrac>
                  <mrow>
                    <mo stretchy="false">(</mo>
                    <mrow>
                      <mn>100</mn>
                      <mo stretchy="false">−</mo>
                      <msub>
                        <mi>t</mi>
                        <mn>3</mn>
                      </msub>
                    </mrow>
                    <mo stretchy="false">)</mo>
                  </mrow>
                  <mn>100</mn>
                </mfrac>
                <mo stretchy="false">)</mo>
              </mrow>
              <mo stretchy="false">≈</mo>
              <msub>
                <mi>c</mi>
                <mn>3</mn>
              </msub>
            </mrow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1</mn>
                    </msub>
                  </mrow>
                  <mo stretchy="false">)</mo>
                </mrow>
                <mn>100</mn>
              </mfrac>
              <mo stretchy="false">)</mo>
            </mrow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3</mn>
                    </msub>
                  </mrow>
                  <mo stretchy="false">)</mo>
                </mrow>
                <mn>100</mn>
              </mfrac>
              <mo stretchy="false">≈</mo>
              <mrow>
                <mo stretchy="false">(</mo>
                <mfrac>
                  <mrow>
                    <mo stretchy="false">(</mo>
                    <mrow>
                      <mn>100</mn>
                      <mo stretchy="false">−</mo>
                      <msub>
                        <mi>t</mi>
                        <mn>1</mn>
                      </msub>
                    </mrow>
                    <mo stretchy="false">)</mo>
                  </mrow>
                  <mn>100</mn>
                </mfrac>
                <mo stretchy="false">)</mo>
              </mrow>
            </mrow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row>
                <mn>100</mn>
                <mo stretchy="false">−</mo>
                <msub>
                  <mi>t</mi>
                  <mn>3</mn>
                </msub>
              </mrow>
              <mo stretchy="false">≈</mo>
              <mrow>
                <mo stretchy="false">(</mo>
                <mrow>
                  <mn>100</mn>
                  <mo stretchy="false">−</mo>
                  <msub>
                    <mi>t</mi>
                    <mn>1</mn>
                  </msub>
                </mrow>
                <mo stretchy="false">)</mo>
              </mrow>
            </mrow>
            <mrow>
              <mo stretchy="false">(</mo>
              <mfrac>
                <mrow>
                  <mo stretchy="false">(</mo>
                  <mrow>
                    <mn>100</mn>
                    <mo stretchy="false">−</mo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  <mo stretchy="false">)</mo>
            </mrow>
          </mrow>
        </mtd>
      </mtr>
      <mtr>
        <mtd>
          <mrow>
            <mrow>
              <mrow>
                <mn>100</mn>
                <mo stretchy="false">−</mo>
                <msub>
                  <mi>t</mi>
                  <mn>3</mn>
                </msub>
              </mrow>
              <mo stretchy="false">≈</mo>
              <mrow>
                <mo stretchy="false">(</mo>
                <mrow>
                  <mn>100</mn>
                  <mo stretchy="false">−</mo>
                  <msub>
                    <mi>t</mi>
                    <mn>1</mn>
                  </msub>
                </mrow>
                <mo stretchy="false">)</mo>
              </mrow>
            </mrow>
            <mrow>
              <mo stretchy="false">(</mo>
              <mrow>
                <mn>1</mn>
                <mo stretchy="false">−</mo>
                <mfrac>
                  <msub>
                    <mi>t</mi>
                    <mn>2</mn>
                  </msub>
                  <mn>100</mn>
                </mfrac>
              </mrow>
              <mo stretchy="false">)</mo>
            </mrow>
          </mrow>
        </mtd>
      </mtr>
      <mtr>
        <mtd>
          <mrow>
            <mrow>
              <mn>100</mn>
              <mo stretchy="false">−</mo>
              <msub>
                <mi>t</mi>
                <mn>3</mn>
              </msub>
            </mrow>
            <mo stretchy="false">≈</mo>
            <mrow>
              <mrow>
                <mrow>
                  <mn>100</mn>
                  <mo stretchy="false">−</mo>
                  <msub>
                    <mi>t</mi>
                    <mn>1</mn>
                  </msub>
                </mrow>
                <mo stretchy="false">−</mo>
                <msub>
                  <mi>t</mi>
                  <mn>2</mn>
                </msub>
              </mrow>
              <mo stretchy="false">+</mo>
              <mfrac>
                <mrow>
                  <mo stretchy="false">(</mo>
                  <mrow>
                    <msub>
                      <mi>t</mi>
                      <mn>1</mn>
                    </msub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</mrow>
          </mrow>
        </mtd>
      </mtr>
      <mtr>
        <mtd>
          <mrow>
            <mrow>
              <mo stretchy="false">−</mo>
              <msub>
                <mi>t</mi>
                <mn>3</mn>
              </msub>
            </mrow>
            <mo stretchy="false">≈</mo>
            <mrow>
              <mrow>
                <mrow>
                  <mo stretchy="false">−</mo>
                  <msub>
                    <mi>t</mi>
                    <mn>1</mn>
                  </msub>
                </mrow>
                <mo stretchy="false">−</mo>
                <msub>
                  <mi>t</mi>
                  <mn>2</mn>
                </msub>
              </mrow>
              <mo stretchy="false">+</mo>
              <mfrac>
                <mrow>
                  <mo stretchy="false">(</mo>
                  <mrow>
                    <msub>
                      <mi>t</mi>
                      <mn>1</mn>
                    </msub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</mrow>
          </mrow>
        </mtd>
      </mtr>
      <mtr>
        <mtd>
          <mrow>
            <msub>
              <mi>t</mi>
              <mn>3</mn>
            </msub>
            <mo stretchy="false">≈</mo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  <mo stretchy="false">−</mo>
              <mfrac>
                <mrow>
                  <mo stretchy="false">(</mo>
                  <mrow>
                    <msub>
                      <mi>t</mi>
                      <mn>1</mn>
                    </msub>
                    <msub>
                      <mi>t</mi>
                      <mn>2</mn>
                    </msub>
                  </mrow>
                  <mo stretchy="false">)</mo>
                </mrow>
                <mn>100</mn>
              </mfrac>
            </mrow>
          </mrow>
        </mtd>
      </mtr>
      <mtr>
        <mtd>
          <mrow>
            <mtext>The percent tolerance</mtext>
            <msub>
              <mi>t</mi>
              <mn>3</mn>
            </msub>
            <mtext>of the product</mtext>
            <mrow>
              <msub>
                <mi>i</mi>
                <mn>3</mn>
              </msub>
              <mo stretchy="false">≈</mo>
              <mrow>
                <mrow>
                  <msub>
                    <mi>t</mi>
                    <mn>1</mn>
                  </msub>
                  <mo stretchy="false">+</mo>
                  <msub>
                    <mi>t</mi>
                    <mn>2</mn>
                  </msub>
                </mrow>
                <mo stretchy="false">±</mo>
                <mfrac>
                  <mrow>
                    <mo stretchy="false">(</mo>
                    <mrow>
                      <msub>
                        <mi>t</mi>
                        <mn>1</mn>
                      </msub>
                      <msub>
                        <mi>t</mi>
                        <mn>2</mn>
                      </msub>
                    </mrow>
                    <mo stretchy="false">)</mo>
                  </mrow>
                  <mn>100</mn>
                </mfrac>
              </mrow>
            </mrow>
          </mrow>
        </mtd>
      </mtr>
    </mtable>
    <annotation encoding="StarMath 5.0">"Interval" i sub 1 "has center" c sub 1 "and percent tolerance" t sub 1.
newline
"Interval" i sub 2 "has center" c sub 2 "and percent tolerance "t sub 2.
newline
"The upper bound of" i sub 1 "is" c sub 1 ((100 + t sub 1) over 100)
newline
"The lower bound of" i sub 1 "is" c sub 1 ((100 - t sub 1) over 100)
newline
"The bounds of" i sub 2 "are similarly defined in terms of" c sub 2 "and" t sub 2.
newline
"Let interval" i sub 3 = "the product of" i sub 1 "and" i sub 2.
newline
"The upper bound of" i sub 3 = c sub 3 ((100 + t sub 3) over 100)
newline
"which is also equal to"
c sub 1 ((100 + t sub 1) over 100)
c sub 2 ((100 + t sub 2) over 100)
newline
c sub 3 approx c sub 1 c sub 2
newline
c sub 3 ((100 + t sub 3) over 100) approx c sub 3
((100 + t sub 1) over 100)
((100 + t sub 2) over 100)
newline
(100 + t sub 3) over 100 approx
((100 + t sub 1) over 100)
((100 + t sub 2) over 100)
newline
100 + t sub 3 approx
(100 + t sub 1)
((100 + t sub 2) over 100)
newline
100 + t sub 3 approx (100 + t sub 1)(1 + t sub 2 over 100)
newline
100 + t sub 3 approx 100 + t sub 1 + t sub 2 + (t sub 1 t sub 2) over 100
newline
t sub 3 approx t sub 1 + t sub 2 + (t sub 1 t sub 2) over 100
newline
newpage
"The lower bound of" i sub 3 = c sub 3 ((100 - t sub 3) over 100)
newline
"which is also equal to"
c sub 1 ((100 - t sub 1) over 100)
c sub 2 ((100 - t sub 2) over 100)
newline
c sub 3 approx c sub 1 c sub 2
newline
c sub 3 ((100 - t sub 3) over 100) approx c sub 3
((100 - t sub 1) over 100)
((100 - t sub 2) over 100)
newline
(100 - t sub 3) over 100 approx
((100 - t sub 1) over 100)
((100 - t sub 2) over 100)
newline
100 - t sub 3 approx
(100 - t sub 1)
((100 - t sub 2) over 100)
newline
100 - t sub 3 approx (100 - t sub 1)(1 - t sub 2 over 100)
newline
100 - t sub 3 approx 100 - t sub 1 - t sub 2 + (t sub 1 t sub 2) over 100
newline
- t sub 3 approx - t sub 1 - t sub 2 + (t sub 1 t sub 2) over 100
newline
t sub 3 approx t sub 1 + t sub 2 - (t sub 1 t sub 2) over 100
newline
"The percent tolerance" t sub 3 "of the product" i sub 3 approx
t sub 1 + t sub 2 +- (t sub 1 t sub 2) over 100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6T08:35:57</meta:creation-date>
    <meta:generator>LibreOffice/3.3$Unix LibreOffice_project/330m19$Build-202</meta:generator>
    <meta:print-date>2011-07-16T09:47:33</meta:print-date>
  </office:meta>
</office:document-meta>
</file>